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2.9125in" style:rel-column-width="27604*"/>
    </style:style>
    <style:style style:name="Table5.B" style:family="table-column">
      <style:table-column-properties style:column-width="4.0028in" style:rel-column-width="37931*"/>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B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830744822"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378641481" text:style-name="L2">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822416027" text:style-name="L3">
        <text:list-item>
          <text:p text:style-name="P18">Generate a tent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775999549" text:style-name="L4">
        <text:list-item>
          <text:p text:style-name="P19"><text:soft-page-break/>Repeat that three more times with MMM = 0x6, x5 and 0x4, respectively, with each frame carrying the next higher 12 bits of the full Node ID value, and the frames carrying the same tentative source Node ID alias value in the Source NID Alias field. (Protocols with a Unique ID length different from 6 bytes will do this as many times as necessary to carry the entire Unique ID)</text:p>
        </text:list-item>
      </text:list>
      <text:list xml:id="list1545322733" text:style-name="L5">
        <text:list-item>
          <text:p text:style-name="P20">Wait at least 200 milliseconds</text:p>
        </text:list-item>
        <text:list-item>
          <text:p text:style-name="P20">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561037634" text:style-name="L6">
        <text:list-item>
          <text:p text:style-name="P21">Have or obtain a valid reserved Node ID alias</text:p>
        </text:list-item>
        <text:list-item>
          <text:p text:style-name="P21">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540890160" text:style-name="L7">
        <text:list-item>
          <text:p text:style-name="P22">If the frame is a Check ID (CID) frame, send a Reserve ID (RID) frame in response.</text:p>
        </text:list-item>
        <text:list-item>
          <text:p text:style-name="P22"><text:soft-page-break/>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2">If the frame is not a Check ID (CID) frame and the node is not in Permitted state, the node shall immediately release the matching node ID alias.</text:p>
        </text:list-item>
        <text:list-item>
          <text:p text:style-name="P22">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77227221"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866871480"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14-12</text:p>
            <text:p text:style-name="Table_20_Heading"><text:soft-page-break/>Header Bit 26-24</text:p>
            <text:p text:style-name="Table_20_Heading"/>
            <text:p text:style-name="Table_20_Heading">0x0700,0000</text:p>
          </table:table-cell>
          <table:table-cell table:style-name="Table4.B1" office:value-type="string">
            <text:p text:style-name="Table_20_Heading">Variable Field Bits 11-0</text:p>
            <text:p text:style-name="Table_20_Heading"><text:soft-page-break/>Header Bits 23-12</text:p>
            <text:p text:style-name="Table_20_Heading">OpenLCB Variable Header Content</text:p>
            <text:p text:style-name="Table_20_Heading">0x00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614488964" text:style-name="L10">
        <text:list-item>
          <text:p text:style-name="P25">Addressed messages – messages that have a specific destination address – shall have the address alias in the low 12 bits of the variable field. Three upper bits can carry additional OpenLCB information, and are defined at a higher level.</text:p>
        </text:list-item>
      </text:list>
      <table:table table:name="Table5" table:style-name="Table5">
        <table:table-column table:style-name="Table5.A"/>
        <table:table-column table:style-name="Table5.B"/>
        <table:table-row>
          <table:table-cell table:style-name="Table5.A1" office:value-type="string">
            <text:p text:style-name="P10">Variable Field Bit 14-12</text:p>
            <text:p text:style-name="P10">Header Bit 26-24</text:p>
            <text:p text:style-name="P10"/>
            <text:p text:style-name="P10">0x0700,0000</text:p>
          </table:table-cell>
          <table:table-cell table:style-name="Table5.B1" office:value-type="string">
            <text:p text:style-name="P10">Variable Field Bits 11-0</text:p>
            <text:p text:style-name="P10">Header Bits 23-12</text:p>
            <text:p text:style-name="P10">OpenLCB Variable Header Content</text:p>
            <text:p text:style-name="P10">0x00FF,F000</text:p>
          </table:table-cell>
        </table:table-row>
        <table:table-row>
          <table:table-cell table:style-name="Table5.A2" office:value-type="string">
            <text:p text:style-name="P11">1 through 7</text:p>
          </table:table-cell>
          <table:table-cell table:style-name="Table5.B2" office:value-type="string">
            <text:p text:style-name="P11">Destination Node ID Alias</text:p>
          </table:table-cell>
        </table:table-row>
      </table:table>
      <text:p text:style-name="Caption">Table 4: Addressed message format</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Frame Format (Normative)<text:tab/>1</text:p>
          <text:p text:style-name="P13"><text:s/>5 States<text:tab/>2</text:p>
          <text:p text:style-name="P13"><text:s/>6 CAN-specific Control Frames and Interactions (Normative)<text:tab/>3</text:p>
          <text:p text:style-name="P14"><text:s/>6.1 Control Frame Format<text:tab/>3</text:p>
          <text:p text:style-name="P14"><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4"><text:s/>6.3 Node ID Alias Generation<text:tab/>5</text:p>
          <text:p text:style-name="P13"><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5-28T16:50:09.99">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5-28T16:50:09.99">May 28,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5-28T16:50:09.99">5/28/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7</meta:editing-cycles>
    <meta:editing-duration>P1DT4H26M51S</meta:editing-duration>
    <meta:generator>OpenOffice.org/3.3$Unix OpenOffice.org_project/330m20$Build-9567</meta:generator>
    <dc:date>2012-05-28T16:50:09</dc:date>
    <dc:creator>Bob Jacobsen</dc:creator>
    <meta:keyword>OpenLCB-CANFrame Transfer</meta:keyword>
    <meta:printed-by>Bob Jacobsen</meta:printed-by>
    <meta:print-date>2010-10-15T15:58:33</meta:print-date>
    <meta:document-statistic meta:table-count="5" meta:image-count="1" meta:object-count="0" meta:page-count="7" meta:paragraph-count="165" meta:word-count="1860" meta:character-count="10953"/>
    <meta:user-defined meta:name="Info 1"/>
    <meta:user-defined meta:name="Info 2"/>
    <meta:user-defined meta:name="Info 3"/>
    <meta:user-defined meta:name="Info 4"/>
  </office:meta>
</office:document-meta>
</file>